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Yu Gothic UI Semiligh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LTI PIN SONO PWM C'E' L'IMBARAZZO DELLA SCELTA</text:p>
      <text:p text:style-name="P1">Lato 1</text:p>
      <text:p text:style-name="P1">GND</text:p>
      <text:p text:style-name="P1">0P - RX1</text:p>
      <text:p text:style-name="P1">1P - TX1</text:p>
      <text:p text:style-name="P1">2P</text:p>
      <text:p text:style-name="P1">3P</text:p>
      <text:p text:style-name="P1">4P</text:p>
      <text:p text:style-name="P1">5P</text:p>
      <text:p text:style-name="P1">6P</text:p>
      <text:p text:style-name="P1">7P - RX2</text:p>
      <text:p text:style-name="P1">8P - TX2</text:p>
      <text:p text:style-name="P1">9P</text:p>
      <text:p text:style-name="P1">10P</text:p>
      <text:p text:style-name="P1">11P</text:p>
      <text:p text:style-name="P1">12P</text:p>
      <text:p text:style-name="P1">3V3</text:p>
      <text:p text:style-name="P1">24P - A10 - TX6 - SCL2</text:p>
      <text:p text:style-name="P1">25P - A11 - RX6 - SDA2</text:p>
      <text:p text:style-name="P1">26 - A12</text:p>
      <text:p text:style-name="P1">27 - A13</text:p>
      <text:p text:style-name="P1">28P – RX7 </text:p>
      <text:p text:style-name="P1">29P - TX7</text:p>
      <text:p text:style-name="P1">30</text:p>
      <text:p text:style-name="P1">31</text:p>
      <text:p text:style-name="P1">32</text:p>
      <text:p text:style-name="P1"/>
      <text:p text:style-name="P1">Lato 2 </text:p>
      <text:p text:style-name="P1">VIN </text:p>
      <text:p text:style-name="P1">GND</text:p>
      <text:p text:style-name="P1">3V3 (MAX 250mA)</text:p>
      <text:p text:style-name="P1">23P - A9</text:p>
      <text:p text:style-name="P1">22P - A8</text:p>
      <text:p text:style-name="P1">21 - A7 - RX5</text:p>
      <text:p text:style-name="P1">20 - A6 - TX5</text:p>
      <text:p text:style-name="P1"><text:soft-page-break/>19P - A5 - SCL</text:p>
      <text:p text:style-name="P1">18P - A4 - SDA</text:p>
      <text:p text:style-name="P1">17 - A3 - TX4 - SDA1</text:p>
      <text:p text:style-name="P1">16 - A2 - RX4 - SCL1</text:p>
      <text:p text:style-name="P1">15P – A1 - RX3</text:p>
      <text:p text:style-name="P1">14P – A0 - TX3</text:p>
      <text:p text:style-name="P1">13P</text:p>
      <text:p text:style-name="P1">GND</text:p>
      <text:p text:style-name="P1">41 - A17</text:p>
      <text:p text:style-name="P1">40 – A16</text:p>
      <text:p text:style-name="P1">39 - A15</text:p>
      <text:p text:style-name="P1">38 - A14</text:p>
      <text:p text:style-name="P1">37P</text:p>
      <text:p text:style-name="P1">36P</text:p>
      <text:p text:style-name="P1">35 - TX8</text:p>
      <text:p text:style-name="P1">34 - RX8</text:p>
      <text:p text:style-name="P1">33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5S</meta:editing-duration>
    <meta:editing-cycles>5</meta:editing-cycles>
    <meta:generator>OpenOffice/4.1.6$Win32 OpenOffice.org_project/416m1$Build-9790</meta:generator>
    <dc:date>2021-05-18T12:21:28.51</dc:date>
    <dc:creator>Siria Sannino</dc:creator>
    <meta:document-statistic meta:table-count="0" meta:image-count="0" meta:object-count="0" meta:page-count="2" meta:paragraph-count="51" meta:word-count="142" meta:character-count="428"/>
    <meta:user-defined meta:name="Info 1"/>
    <meta:user-defined meta:name="Info 2"/>
    <meta:user-defined meta:name="Info 3"/>
    <meta:user-defined meta:name="Info 4"/>
  </office:meta>
</office:document-meta>
</file>